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none" fo:background-color="#D9D9D9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4" style:family="table-cell" style:parent-style-name="_50_0_37__32_-_32_Accent1" style:data-style-name="N0">
      <style:table-cell-properties fo:background-color="#DDEBF7"/>
    </style:style>
    <style:style style:name="ce5" style:family="table-cell" style:parent-style-name="Neutral" style:data-style-name="N0">
      <style:table-cell-properties fo:background-color="#FFEB9C"/>
      <style:text-properties fo:color="#9C6500"/>
    </style:style>
    <style:style style:name="ce6" style:family="table-cell" style:parent-style-name="Bad" style:data-style-name="N0">
      <style:table-cell-properties fo:background-color="#FFC7CE"/>
      <style:text-properties fo:color="#9C0006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67291666666667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0.978958333333333cm"/>
    </style:style>
    <style:style style:name="co5" style:family="table-column">
      <style:table-column-properties fo:break-before="auto" style:column-width="5.52979166666667cm"/>
    </style:style>
    <style:style style:name="co6" style:family="table-column">
      <style:table-column-properties fo:break-before="auto" style:column-width="0.714375cm"/>
    </style:style>
    <style:style style:name="co7" style:family="table-column">
      <style:table-column-properties fo:break-before="auto" style:column-width="2.06375cm"/>
    </style:style>
    <style:style style:name="co8" style:family="table-column">
      <style:table-column-properties fo:break-before="auto" style:column-width="2.143125cm"/>
    </style:style>
    <style:style style:name="co9" style:family="table-column">
      <style:table-column-properties fo:break-before="auto" style:column-width="0.582083333333333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7.35541666666667cm"/>
    </style:style>
    <style:style style:name="co12" style:family="table-column">
      <style:table-column-properties fo:break-before="auto" style:column-width="2.460625cm"/>
    </style:style>
    <style:style style:name="co13" style:family="table-column">
      <style:table-column-properties fo:break-before="auto" style:column-width="2.51354166666667cm"/>
    </style:style>
    <style:style style:name="co14" style:family="table-column">
      <style:table-column-properties fo:break-before="auto" style:column-width="2.40770833333333cm"/>
    </style:style>
    <style:style style:name="co15" style:family="table-column">
      <style:table-column-properties fo:break-before="auto" style:column-width="3.7835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ortedByLE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" table:number-columns-repeated="16373" table:default-cell-style-name="ce1"/>
        <table:table-row table:style-name="ro1">
          <table:table-cell table:style-name="ce2"/>
          <table:table-cell office:value-type="string" table:style-name="ce3">
            <text:p>TOPIC</text:p>
          </table:table-cell>
          <table:table-cell table:number-columns-repeated="4" table:style-name="ce2"/>
          <table:table-cell office:value-type="string" table:style-name="ce3">
            <text:p>State1</text:p>
          </table:table-cell>
          <table:table-cell office:value-type="string" table:style-name="ce3">
            <text:p>State2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classroom/glassDoor/lock/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},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classroom/glassDoor/open/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},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},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dooridor_lights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},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craft_room_lights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},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class_room_main_lights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},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commons/garageDoor/</text:p>
          </table:table-cell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},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commons/openevse/</text:p>
          </table:table-cell>
          <table:table-cell office:value-type="string" table:style-name="ce1">
            <text:p>", 'ledNum':<text:s/>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},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},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},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},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},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},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},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},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elab_light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hallway_light_1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hallway_light_2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mall_bath_light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media_lab_light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classroom_front_lights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number-rows-repeated="1048507" table:style-name="ro1">
          <table:table-cell table:number-columns-repeated="16384"/>
        </table:table-row>
      </table:table>
      <table:table table:name="SortedByName" table:style-name="ta1">
        <table:table-column table:style-name="co1" table:default-cell-style-name="ce1"/>
        <table:table-column table:style-name="co10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1" table:default-cell-style-name="ce1"/>
        <table:table-column table:style-name="co7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6372" table:default-cell-style-name="ce1"/>
        <table:table-row table:style-name="ro1">
          <table:table-cell table:number-columns-repeated="2" table:style-name="ce3"/>
          <table:table-cell office:value-type="string" table:style-name="ce3">
            <text:p>TOPIC</text:p>
          </table:table-cell>
          <table:table-cell table:number-columns-repeated="4" table:style-name="ce3"/>
          <table:table-cell office:value-type="string" table:style-name="ce3">
            <text:p>OnState</text:p>
          </table:table-cell>
          <table:table-cell table:style-name="ce3"/>
          <table:table-cell office:value-type="string" table:style-name="ce3">
            <text:p>OffState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CLOS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garageDoor</text:p>
          </table:table-cell>
          <table:table-cell table:style-name="ce1"/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/i3/inside/commons/openevse/</text:p>
          </table:table-cell>
          <table:table-cell office:value-type="string" table:style-name="ce4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, 'offState':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openevse</text:p>
          </table:table-cell>
          <table:table-cell table:style-name="ce1"/>
          <table:table-cell office:value-type="string" table:style-name="ce1">
            <text:p>", 'ledNum':<text:s/>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disconnect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5">
            <text:p>class_room_main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5">
            <text:p>classroom_front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5">
            <text:p>craft_room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5">
            <text:p>dooridor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5">
            <text:p>elab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5">
            <text:p>hallway_light_1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5">
            <text:p>hallway_light_2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5">
            <text:p>media_lab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5">
            <text:p>small_bath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class_room_main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classroom_front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craft_room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dooridor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elab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hallway_light_1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hallway_light_2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media_lab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small_bath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/i3/classroom/glassDoor/</text:p>
          </table:table-cell>
          <table:table-cell table:style-name="ce1"/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table:style-name="ce1"/>
          <table:table-cell office:value-type="string" table:style-name="ce1">
            <text:p>", 'offState': "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/i3/classroom/glassDoor/</text:p>
          </table:table-cell>
          <table:table-cell table:style-name="ce1"/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table:style-name="ce1"/>
          <table:table-cell office:value-type="string" table:style-name="ce1">
            <text:p>", 'offState': "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/i3/inside/commons/garageDoor</text:p>
          </table:table-cell>
          <table:table-cell table:style-name="ce1"/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table:style-name="ce1"/>
          <table:table-cell office:value-type="string" table:style-name="ce1">
            <text:p>", 'offState': "</text:p>
          </table:table-cell>
          <table:table-cell table:number-columns-repeated="16375" table:style-name="ce1"/>
        </table:table-row>
        <table:table-row table:number-rows-repeated="1048439" table:style-name="ro1">
          <table:table-cell table:number-columns-repeated="16384"/>
        </table:table-row>
      </table:table>
      <table:table table:name="extras" table:style-name="ta2">
        <table:table-column table:style-name="co1" table:number-columns-repeated="16384" table:default-cell-style-name="ce1"/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class_room_main_lights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classroom_front_lights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craft_room_lights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dooridor_lights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elab_light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66" table:style-name="ce5">
            <text:p>66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hallway_light_1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hallway_light_2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media_lab_light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small_bath_light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69" table:style-name="ce5">
            <text:p>69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class_room_main_lights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classroom_front_lights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craft_room_lights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dooridor_lights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elab_light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66" table:style-name="ce5">
            <text:p>66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hallway_light_1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hallway_light_2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media_lab_light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small_bath_light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69" table:style-name="ce5">
            <text:p>69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number-rows-repeated="1048558" table:style-name="ro1">
          <table:table-cell table:number-columns-repeated="16384"/>
        </table:table-row>
      </table:table>
      <table:database-ranges>
        <table:database-range table:target-range-address="SortedByName.A1:SortedByName.G68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Bad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chael</meta:initial-creator>
    <dc:creator>michael</dc:creator>
    <meta:creation-date>2017-10-20T19:55:10Z</meta:creation-date>
    <dc:date>2017-11-08T01:36:34Z</dc:date>
  </office:meta>
</office:document-meta>
</file>